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12]-[.F12]" office:value-type="float" office:value="500" calcext:value-type="float">
            <text:p>50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2])" office:value-type="float" office:value="500" calcext:value-type="float">
            <text:p>50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3.48239921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3.48456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5-06-27T10:20:43.802719068</dc:date>
    <meta:print-date>2020-02-05T15:45:38.714000000</meta:print-date>
    <dc:language>pt-PT</dc:language>
    <meta:editing-cycles>647</meta:editing-cycles>
    <meta:editing-duration>P3DT18H24M43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